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4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69"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M3]-[.M7]" office:value-type="float" office:value="24200" calcext:value-type="float">
            <text:p>24200</text:p>
          </table:table-cell>
          <table:table-cell table:formula="of:=[.M8]+34000" office:value-type="float" office:value="58200" calcext:value-type="float">
            <text:p>58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0:.F30])" office:value-type="float" office:value="1840.68115942029" calcext:value-type="float">
            <text:p>1840.681159420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21"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E30];[.F30])" office:value-type="float" office:value="1436.33333333333" calcext:value-type="float">
            <text:p>1436.333333333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table:formula="of:=SUM([.H16];[.H47];[.H77];[.H107])" office:value-type="float" office:value="7884.91134952005" calcext:value-type="float">
            <text:p>7884.9113495201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12480.4202898551" calcext:value-type="float">
            <text:p>12480.4202898551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84950" calcext:value-type="float">
            <text:p>284950</text:p>
          </table:table-cell>
          <table:table-cell/>
          <table:table-cell table:formula="of:=SUM([.L4:.L31])" office:value-type="float" office:value="274000" calcext:value-type="float">
            <text:p>274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1" office:value-type="float" office:value="495.238095238095" calcext:value-type="float">
            <text:p>495.2380952381</text:p>
          </table:table-cell>
          <table:table-cell/>
          <table:table-cell table:style-name="ce15" table:formula="of:=SUM([.H35:.H60])" office:value-type="float" office:value="6630.77357425183" calcext:value-type="float">
            <text:p>6630.7735742518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64]/22" office:value-type="float" office:value="472.727272727273" calcext:value-type="float">
            <text:p>472.7272727273</text:p>
          </table:table-cell>
          <table:table-cell table:formula="of:=[.C64]/22" office:value-type="float" office:value="450" calcext:value-type="float">
            <text:p>450</text:p>
          </table:table-cell>
          <table:table-cell table:formula="of:=[.D64]/20" office:value-type="float" office:value="515" calcext:value-type="float">
            <text:p>515</text:p>
          </table:table-cell>
          <table:table-cell table:formula="of:=[.E64]/22" office:value-type="float" office:value="445.454545454545" calcext:value-type="float">
            <text:p>445.4545454545</text:p>
          </table:table-cell>
          <table:table-cell table:formula="of:=[.F64]/22" office:value-type="float" office:value="440.909090909091" calcext:value-type="float">
            <text:p>440.9090909091</text:p>
          </table:table-cell>
          <table:table-cell/>
          <table:table-cell table:style-name="ce15" table:formula="of:=SUM([.H65:.H90])" office:value-type="float" office:value="4648.18181818182" calcext:value-type="float">
            <text:p>4648.1818181818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/>
          <table:table-cell table:style-name="ce15"/>
          <table:table-cell table:style-name="ce15" table:formula="of:=SUM([.B95:.F9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F121])" office:value-type="float" office:value="1914.22924901186" calcext:value-type="float">
            <text:p>1914.229249011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3:.F12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5:.F12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6:.F1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8:.F1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0:.F1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1:.F13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E121])" office:value-type="float" office:value="1914.22924901186" calcext:value-type="float">
            <text:p>1914.22924901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4:.F13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5:.F13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6:.F13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7:.F13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8:.F13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9:.F13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0:.F14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1:.F14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2:.F14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3:.F14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44:.F14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5:.F14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94]/23" office:value-type="float" office:value="456.521739130435" calcext:value-type="float">
            <text:p>456.5217391304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0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3828.45849802372" calcext:value-type="float">
            <text:p>3828.4584980237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6:28:12.70086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2T16:28:36.135814127</dc:date>
    <meta:editing-duration>P12DT19H34M27S</meta:editing-duration>
    <meta:editing-cycles>3621</meta:editing-cycles>
    <meta:generator>LibreOffice/4.2.8.2$Linux_X86_64 LibreOffice_project/420m0$Build-2</meta:generator>
    <meta:document-statistic meta:table-count="22" meta:cell-count="10579" meta:object-count="0"/>
  </office:meta>
</office:document-meta>
</file>